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7057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stroke-dash="Dashed_20__28_var_29__20_7058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059" svg:stroke-width="0cm" svg:stroke-color="#000000" draw:marker-start="" draw:marker-start-width="0.3cm" draw:marker-start-center="false" draw:marker-end="" draw:marker-end-width="0.3cm" draw:marker-end-center="false" draw:fill="none" draw:fill-color="#99ccff" fo:min-height="0.292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68a224" draw:marker-start="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58cm" svg:height="0.38cm" svg:x="10.362cm" svg:y="15.744cm">
            <draw:text-box>
              <text:p text:style-name="P1"><text:span text:style-name="T1">U</text:span></text:p>
            </draw:text-box>
          </draw:frame>
          <draw:line draw:style-name="gr2" draw:text-style-name="P3" draw:layer="layout" svg:x1="10.43cm" svg:y1="15.654cm" svg:x2="10.529cm" svg:y2="15.751cm">
            <text:p/>
          </draw:line>
          <draw:line draw:style-name="gr2" draw:text-style-name="P3" draw:layer="layout" svg:x1="10.425cm" svg:y1="15.745cm" svg:x2="10.524cm" svg:y2="15.65cm">
            <text:p/>
          </draw:line>
          <draw:line draw:style-name="gr3" draw:text-style-name="P3" draw:layer="layout" svg:x1="10.472cm" svg:y1="15.703cm" svg:x2="8.095cm" svg:y2="15.707cm">
            <text:p/>
          </draw:line>
          <draw:frame draw:style-name="gr4" draw:text-style-name="P4" draw:layer="layout" svg:width="4cm" svg:height="2.181cm" draw:transform="rotate (-0.204727121258936) translate (8.915cm 13.338cm)">
            <draw:image xlink:href="Pictures/1000020100000526000002D0AF5CFC75A470C9F3.png" xlink:type="simple" xlink:show="embed" xlink:actuate="onLoad">
              <text:p/>
            </draw:image>
          </draw:frame>
          <draw:frame draw:style-name="gr5" draw:text-style-name="P2" draw:layer="layout" svg:width="0.262cm" svg:height="0.38cm" svg:x="8.599cm" svg:y="15.8cm">
            <draw:text-box>
              <text:p text:style-name="P1"><text:span text:style-name="T1">B</text:span></text:p>
            </draw:text-box>
          </draw:frame>
          <draw:line draw:style-name="gr2" draw:text-style-name="P3" draw:layer="layout" svg:x1="8.726cm" svg:y1="15.647cm" svg:x2="8.726cm" svg:y2="15.77cm">
            <text:p/>
          </draw:line>
          <draw:frame draw:style-name="gr6" draw:text-style-name="P5" draw:layer="layout" svg:width="0.87cm" svg:height="0.292cm" svg:x="8.912cm" svg:y="16.047cm">
            <draw:text-box>
              <text:p text:style-name="P1"><text:span text:style-name="T2">centre </text:span></text:p>
            </draw:text-box>
          </draw:frame>
          <draw:line draw:style-name="gr7" draw:text-style-name="P3" draw:layer="layout" svg:x1="9.272cm" svg:y1="16.072cm" svg:x2="10.443cm" svg:y2="15.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7057" draw:display-name="Dashed (var) 7057" draw:style="rect" draw:dots1="1" draw:dots1-length="0.001cm" draw:dots2="1" draw:dots2-length="0.001cm" draw:distance="0.001cm"/>
    <draw:stroke-dash draw:name="Dashed_20__28_var_29__20_7058" draw:display-name="Dashed (var) 7058" draw:style="rect" draw:dots1="1" draw:dots1-length="0.001cm" draw:dots2="1" draw:dots2-length="0.001cm" draw:distance="0.001cm"/>
    <draw:stroke-dash draw:name="Dashed_20__28_var_29__20_7059" draw:display-name="Dashed (var) 7059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58:37.711698222</meta:creation-date>
    <dc:date>2018-02-09T11:58:52.952004830</dc:date>
    <meta:editing-duration>PT15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